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left="0.5in">
        <style:tab-stops/>
      </style:paragraph-properties>
    </style:style>
    <style:style style:name="P2" style:parent-style-name="Normal" style:family="paragraph">
      <style:paragraph-properties fo:margin-left="0.5in">
        <style:tab-stops/>
      </style:paragraph-properties>
    </style:style>
    <style:style style:name="P3" style:parent-style-name="Normal" style:family="paragraph">
      <style:paragraph-properties fo:margin-left="0.5in">
        <style:tab-stops/>
      </style:paragraph-properties>
    </style:style>
    <style:style style:name="P4" style:parent-style-name="Normal" style:family="paragraph">
      <style:paragraph-properties fo:margin-left="0.5in">
        <style:tab-stops/>
      </style:paragraph-properties>
    </style:style>
    <style:style style:name="P5" style:parent-style-name="Normal" style:family="paragraph">
      <style:paragraph-properties fo:margin-left="0.5in">
        <style:tab-stops/>
      </style:paragraph-properties>
    </style:style>
    <style:style style:name="P6" style:parent-style-name="Normal" style:family="paragraph">
      <style:paragraph-properties fo:margin-left="0.5in">
        <style:tab-stops/>
      </style:paragraph-properties>
    </style:style>
    <style:style style:name="P7" style:parent-style-name="Normal" style:family="paragraph">
      <style:paragraph-properties fo:margin-left="0.5in">
        <style:tab-stops/>
      </style:paragraph-properties>
    </style:style>
    <style:style style:name="P8" style:parent-style-name="Normal" style:family="paragraph">
      <style:paragraph-properties fo:margin-left="0.5in">
        <style:tab-stops/>
      </style:paragraph-properties>
    </style:style>
    <style:style style:name="P9" style:parent-style-name="Normal" style:family="paragraph">
      <style:paragraph-properties fo:margin-left="0.5in">
        <style:tab-stops/>
      </style:paragraph-properties>
    </style:style>
    <style:style style:name="P10" style:parent-style-name="Normal" style:family="paragraph">
      <style:paragraph-properties fo:margin-left="0.5in">
        <style:tab-stops/>
      </style:paragraph-properties>
    </style:style>
    <style:style style:name="P11" style:parent-style-name="Normal" style:family="paragraph">
      <style:paragraph-properties fo:margin-left="0.5in">
        <style:tab-stops/>
      </style:paragraph-properties>
    </style:style>
    <style:style style:name="P12" style:parent-style-name="Normal" style:family="paragraph">
      <style:paragraph-properties fo:margin-left="0.5in">
        <style:tab-stops/>
      </style:paragraph-properties>
    </style:style>
    <style:style style:name="P13" style:parent-style-name="Normal" style:family="paragraph">
      <style:paragraph-properties fo:margin-left="0.5in">
        <style:tab-stops/>
      </style:paragraph-properties>
    </style:style>
    <style:style style:name="P14" style:parent-style-name="Normal" style:family="paragraph">
      <style:paragraph-properties fo:margin-left="0.5in">
        <style:tab-stops/>
      </style:paragraph-properties>
    </style:style>
    <style:style style:name="P15" style:parent-style-name="Normal" style:family="paragraph">
      <style:paragraph-properties fo:margin-left="0.5in">
        <style:tab-stops/>
      </style:paragraph-properties>
    </style:style>
    <style:style style:name="P16" style:parent-style-name="Normal" style:family="paragraph">
      <style:paragraph-properties fo:margin-left="0.5in">
        <style:tab-stops/>
      </style:paragraph-properties>
    </style:style>
    <style:style style:name="P17" style:parent-style-name="Normal" style:family="paragraph">
      <style:paragraph-properties fo:margin-left="0.5in">
        <style:tab-stops/>
      </style:paragraph-properties>
    </style:style>
    <style:style style:name="P18" style:parent-style-name="Normal" style:family="paragraph">
      <style:paragraph-properties fo:margin-left="0.5in">
        <style:tab-stops/>
      </style:paragraph-properties>
    </style:style>
    <style:style style:name="P19" style:parent-style-name="Normal" style:family="paragraph">
      <style:paragraph-properties fo:margin-left="0.5in">
        <style:tab-stops/>
      </style:paragraph-properties>
    </style:style>
    <style:style style:name="P20" style:parent-style-name="Normal" style:family="paragraph">
      <style:paragraph-properties fo:margin-left="0.5in">
        <style:tab-stops/>
      </style:paragraph-properties>
    </style:style>
    <style:style style:name="P21" style:parent-style-name="Normal" style:family="paragraph">
      <style:paragraph-properties fo:margin-left="0.5in">
        <style:tab-stops/>
      </style:paragraph-properties>
    </style:style>
    <style:style style:name="P22" style:parent-style-name="Normal" style:family="paragraph">
      <style:paragraph-properties fo:margin-left="0.5in">
        <style:tab-stops/>
      </style:paragraph-properties>
    </style:style>
    <style:style style:name="P23" style:parent-style-name="Normal" style:family="paragraph">
      <style:paragraph-properties fo:margin-left="0.5in">
        <style:tab-stops/>
      </style:paragraph-properties>
    </style:style>
    <style:style style:name="P24" style:parent-style-name="Normal" style:family="paragraph">
      <style:paragraph-properties fo:margin-left="0.5in">
        <style:tab-stops/>
      </style:paragraph-properties>
    </style:style>
    <style:style style:name="P25" style:parent-style-name="Normal" style:family="paragraph">
      <style:paragraph-properties fo:margin-left="0.5in">
        <style:tab-stops/>
      </style:paragraph-properties>
    </style:style>
    <style:style style:name="P26" style:parent-style-name="Normal" style:family="paragraph">
      <style:paragraph-properties fo:margin-left="0.5in">
        <style:tab-stops/>
      </style:paragraph-properties>
    </style:style>
    <style:style style:name="P27" style:parent-style-name="Normal" style:family="paragraph">
      <style:paragraph-properties fo:margin-left="0.5in">
        <style:tab-stops/>
      </style:paragraph-properties>
    </style:style>
    <style:style style:name="P28" style:parent-style-name="Normal" style:family="paragraph">
      <style:paragraph-properties fo:margin-left="0.5in">
        <style:tab-stops/>
      </style:paragraph-properties>
    </style:style>
    <style:style style:name="P29" style:parent-style-name="Normal" style:family="paragraph">
      <style:paragraph-properties fo:margin-left="0.5in">
        <style:tab-stops/>
      </style:paragraph-properties>
    </style:style>
    <style:style style:name="P30" style:parent-style-name="Normal" style:family="paragraph">
      <style:paragraph-properties fo:margin-left="0.5in">
        <style:tab-stops/>
      </style:paragraph-properties>
    </style:style>
    <style:style style:name="P31" style:parent-style-name="Normal" style:family="paragraph">
      <style:paragraph-properties fo:margin-left="0.5in">
        <style:tab-stops/>
      </style:paragraph-properties>
    </style:style>
    <style:style style:name="P32" style:parent-style-name="Normal" style:family="paragraph">
      <style:paragraph-properties fo:break-before="page" fo:margin-left="0.5in">
        <style:tab-stops/>
      </style:paragraph-properties>
    </style:style>
    <style:style style:name="P33" style:parent-style-name="Normal" style:family="paragraph">
      <style:paragraph-properties fo:margin-left="0.5in">
        <style:tab-stops/>
      </style:paragraph-properties>
    </style:style>
    <style:style style:name="P34" style:parent-style-name="Normal" style:family="paragraph">
      <style:paragraph-properties fo:margin-left="0.5in">
        <style:tab-stops/>
      </style:paragraph-properties>
    </style:style>
    <style:style style:name="P35" style:parent-style-name="Normal" style:family="paragraph">
      <style:paragraph-properties fo:margin-left="0.5in">
        <style:tab-stops/>
      </style:paragraph-properties>
    </style:style>
    <style:style style:name="P36" style:parent-style-name="Normal" style:family="paragraph">
      <style:paragraph-properties fo:margin-left="0.5in">
        <style:tab-stops/>
      </style:paragraph-properties>
    </style:style>
    <style:style style:name="P37" style:parent-style-name="Normal" style:family="paragraph">
      <style:paragraph-properties fo:margin-left="0.5in">
        <style:tab-stops/>
      </style:paragraph-properties>
    </style:style>
    <style:style style:name="P38" style:parent-style-name="Normal" style:family="paragraph">
      <style:paragraph-properties fo:margin-left="0.5in">
        <style:tab-stops/>
      </style:paragraph-properties>
    </style:style>
    <style:style style:name="P39" style:parent-style-name="Normal" style:family="paragraph">
      <style:paragraph-properties fo:margin-left="0.5in">
        <style:tab-stops/>
      </style:paragraph-properties>
    </style:style>
    <style:style style:name="P40" style:parent-style-name="Normal" style:family="paragraph">
      <style:paragraph-properties fo:margin-left="0.5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P46" style:parent-style-name="Normal" style:family="paragraph">
      <style:paragraph-properties fo:margin-left="0.5in">
        <style:tab-stops/>
      </style:paragraph-properties>
    </style:style>
    <style:style style:name="P47" style:parent-style-name="Normal" style:family="paragraph">
      <style:paragraph-properties fo:margin-left="0.5in">
        <style:tab-stops/>
      </style:paragraph-properties>
    </style:style>
    <style:style style:name="P48" style:parent-style-name="Normal" style:family="paragraph">
      <style:paragraph-properties fo:margin-left="0.5in">
        <style:tab-stops/>
      </style:paragraph-properties>
    </style:style>
    <style:style style:name="P49" style:parent-style-name="Normal" style:family="paragraph">
      <style:paragraph-properties fo:margin-left="0.5in">
        <style:tab-stops/>
      </style:paragraph-properties>
    </style:style>
    <style:style style:name="P50" style:parent-style-name="Normal" style:family="paragraph">
      <style:paragraph-properties fo:margin-left="0.5in">
        <style:tab-stops/>
      </style:paragraph-properties>
    </style:style>
    <style:style style:name="P51" style:parent-style-name="Normal" style:family="paragraph">
      <style:paragraph-properties fo:margin-left="0.5in">
        <style:tab-stops/>
      </style:paragraph-properties>
    </style:style>
    <style:style style:name="P52" style:parent-style-name="Normal" style:family="paragraph">
      <style:paragraph-properties fo:margin-left="0.5in">
        <style:tab-stops/>
      </style:paragraph-properties>
    </style:style>
    <style:style style:name="P53" style:parent-style-name="Normal" style:family="paragraph">
      <style:paragraph-properties fo:margin-left="0.5in">
        <style:tab-stops/>
      </style:paragraph-properties>
    </style:style>
    <style:style style:name="P54" style:parent-style-name="Normal" style:family="paragraph">
      <style:paragraph-properties fo:margin-left="0.5in">
        <style:tab-stops/>
      </style:paragraph-properties>
    </style:style>
    <style:style style:name="P55" style:parent-style-name="Normal" style:family="paragraph">
      <style:paragraph-properties fo:margin-left="0.5in">
        <style:tab-stops/>
      </style:paragraph-properties>
    </style:style>
    <style:style style:name="P56" style:parent-style-name="Normal" style:family="paragraph">
      <style:paragraph-properties fo:margin-left="0.5in">
        <style:tab-stops/>
      </style:paragraph-properties>
    </style:style>
    <style:style style:name="P57" style:parent-style-name="Normal" style:family="paragraph">
      <style:paragraph-properties fo:margin-left="0.5in">
        <style:tab-stops/>
      </style:paragraph-propertie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fo:margin-left="0.5in">
        <style:tab-stops/>
      </style:paragraph-properties>
    </style:style>
    <style:style style:name="P64" style:parent-style-name="Normal" style:family="paragraph">
      <style:paragraph-properties fo:margin-left="0.5in">
        <style:tab-stops/>
      </style:paragraph-properties>
    </style:style>
    <style:style style:name="P65" style:parent-style-name="Normal" style:family="paragraph">
      <style:paragraph-properties fo:margin-left="0.5in">
        <style:tab-stops/>
      </style:paragraph-properties>
    </style:style>
    <style:style style:name="P66" style:parent-style-name="Normal" style:family="paragraph">
      <style:paragraph-properties fo:margin-left="0.5in">
        <style:tab-stops/>
      </style:paragraph-properties>
    </style:style>
    <style:style style:name="P67" style:parent-style-name="Normal" style:family="paragraph">
      <style:paragraph-properties fo:margin-left="0.5in">
        <style:tab-stops/>
      </style:paragraph-properties>
    </style:style>
    <style:style style:name="P68" style:parent-style-name="Normal" style:family="paragraph">
      <style:paragraph-properties fo:margin-left="0.5in">
        <style:tab-stops/>
      </style:paragraph-properties>
    </style:style>
    <style:style style:name="P69" style:parent-style-name="Normal" style:family="paragraph">
      <style:paragraph-properties fo:margin-left="0.5in">
        <style:tab-stops/>
      </style:paragraph-properties>
    </style:style>
    <style:style style:name="P70" style:parent-style-name="Normal" style:family="paragraph">
      <style:paragraph-properties fo:margin-left="0.5in">
        <style:tab-stops/>
      </style:paragraph-properties>
    </style:style>
    <style:style style:name="P71" style:parent-style-name="Normal" style:family="paragraph">
      <style:paragraph-properties fo:margin-left="0.5in">
        <style:tab-stops/>
      </style:paragraph-properties>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Normal" style:family="paragraph">
      <style:paragraph-properties fo:margin-left="0.5in">
        <style:tab-stops/>
      </style:paragraph-properties>
    </style:style>
    <style:style style:name="P75" style:parent-style-name="Normal" style:family="paragraph">
      <style:paragraph-properties fo:margin-left="0.5in">
        <style:tab-stops/>
      </style:paragraph-properties>
    </style:style>
    <style:style style:name="P76" style:parent-style-name="Normal" style:family="paragraph">
      <style:paragraph-properties fo:margin-left="0.5in">
        <style:tab-stops/>
      </style:paragraph-properties>
    </style:style>
    <style:style style:name="P77" style:parent-style-name="Normal" style:family="paragraph">
      <style:paragraph-properties fo:margin-left="0.5in">
        <style:tab-stops/>
      </style:paragraph-properties>
    </style:style>
    <style:style style:name="P78" style:parent-style-name="Normal" style:family="paragraph">
      <style:paragraph-properties fo:margin-left="0.5in">
        <style:tab-stops/>
      </style:paragraph-properties>
    </style:style>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P81" style:parent-style-name="Normal" style:family="paragraph">
      <style:paragraph-properties fo:margin-left="0.5in">
        <style:tab-stops/>
      </style:paragraph-properties>
    </style:style>
    <style:style style:name="P82" style:parent-style-name="Normal" style:family="paragraph">
      <style:paragraph-properties fo:margin-left="0.5in">
        <style:tab-stops/>
      </style:paragraph-properties>
    </style:style>
    <style:style style:name="P83" style:parent-style-name="Normal" style:family="paragraph">
      <style:paragraph-properties fo:margin-left="0.5in">
        <style:tab-stops/>
      </style:paragraph-properties>
    </style:style>
    <style:style style:name="P84" style:parent-style-name="Normal" style:family="paragraph">
      <style:paragraph-properties fo:margin-left="0.5in">
        <style:tab-stops/>
      </style:paragraph-properties>
    </style:style>
    <style:style style:name="P85" style:parent-style-name="Normal" style:family="paragraph">
      <style:paragraph-properties fo:margin-left="0.5in">
        <style:tab-stops/>
      </style:paragraph-properties>
    </style:style>
    <style:style style:name="P86" style:parent-style-name="Normal" style:family="paragraph">
      <style:paragraph-properties fo:margin-left="0.5in">
        <style:tab-stops/>
      </style:paragraph-properties>
    </style:style>
    <style:style style:name="P87" style:parent-style-name="Normal" style:family="paragraph">
      <style:paragraph-properties fo:margin-left="0.5in">
        <style:tab-stops/>
      </style:paragraph-properties>
    </style:style>
    <style:style style:name="P88" style:parent-style-name="Normal" style:family="paragraph">
      <style:paragraph-properties fo:margin-left="0.5in">
        <style:tab-stops/>
      </style:paragraph-properties>
    </style:style>
    <style:style style:name="P89" style:parent-style-name="Normal" style:family="paragraph">
      <style:paragraph-properties fo:margin-left="0.5in">
        <style:tab-stops/>
      </style:paragraph-properties>
    </style:style>
    <style:style style:name="P90" style:parent-style-name="Normal" style:family="paragraph">
      <style:paragraph-properties fo:margin-left="0.5in">
        <style:tab-stops/>
      </style:paragraph-properties>
    </style:style>
    <style:style style:name="P91" style:parent-style-name="Normal" style:family="paragraph">
      <style:paragraph-properties fo:margin-left="0.5in">
        <style:tab-stops/>
      </style:paragraph-properties>
    </style:style>
  </office:automatic-styles>
  <office:body>
    <office:text text:use-soft-page-breaks="true">
      <text:p text:style-name="P1">The origins of South Indian music are traced to prehistoric times. Musical instruments form a favourite subject for sculptors, painters and the authors of ancient Tamil and Sanskrit texts. Vocal and instrumental genres have have<text:s/>since coalesced into a single body of compositions and themes. These form the basis for creative elaboration and self-expression.</text:p>
      <text:p text:style-name="P2"/>
      <text:p text:style-name="P3">                    Several strands have been intertwining throughout Indian music history. The celebrated Kannada writer and dramatist, Kota Shivarama Karanth, went so far as to declare that Indian culture today is so varied as to be called 'cultures'.2</text:p>
      <text:p text:style-name="P4">           <text:s/></text:p>
      <text:p text:style-name="P5">                    Music was cultivated by nobility and common people alike. A mere glance at India's literary heritage, including poetry, drama, mythology and scholarly texts, reveals an ongoing quest for new ideas. The same can be said of performers, instrument makers and skilled amateurs. The resulting “art music” is in fact an amalgam of different “regional” or “indigenous” styles (dēsi). Today it is being studied all over the world on account of its continuity, infinite variety and a rare capacity for<text:s/>self-rejuvenation.3</text:p>
      <text:p text:style-name="P6">           <text:s/></text:p>
      <text:p text:style-name="P7">                    Carnatic music owes its name to the Sanskrit term Karnātaka Sangītam which denotes “traditional” or “codified” music. The corresponding Tamil concept is known as Tamil Isai. These terms are used by scholars upholding the “classical” credentials and establish the “scientific” moorings of traditional music. Besides Sanskrit and Tamil, Telugu, Kannada and Malayalam have long been used for song lyrics.</text:p>
      <text:p text:style-name="P8">           <text:s/></text:p>
      <text:p text:style-name="P9">           <text:s/></text:p>
      <text:p text:style-name="P10">                    Tips for using the interactive Carnaticstudent-map &gt;&gt;</text:p>
      <text:p text:style-name="P11">           <text:s/></text:p>
      <text:p text:style-name="P12">           <text:s/></text:p>
      <text:p text:style-name="P13">                    Learn more &gt;&gt;</text:p>
      <text:p text:style-name="P14">                    Purandara Dāsa (1484-1564)4, a prolific poet-composer and mystic of Vijayanagar, introduced a music course that is followed to the present day. Since the 17th century, hundreds of rāga-s (melody types) have been distributed among the 72 melakarta rāgas (scales).</text:p>
      <text:p text:style-name="P15">           <text:s/></text:p>
      <text:p text:style-name="P16">                    The type of song prevailing today, known as kriti (lit. “creation“), was popularized by the most revered poet-composer of South India, Tyāgarāja (1767-1847), his contemporaries Syāma Sāstri and Muttusvāmi Dīkshitar (together known as the “Trinity” of Carnatic music), and their disciples.</text:p>
      <text:p text:style-name="P17">           <text:s/></text:p>
      <text:p text:style-name="P18">           </text:p>
      <text:soft-page-break/>
      <text:p text:style-name="P19">           <text:s/></text:p>
      <text:p text:style-name="P20">                    Tyagaraja Aradhana Festival</text:p>
      <text:p text:style-name="P21">                    at Kalakshetra</text:p>
      <text:p text:style-name="P22">                    Photo © Ludwig Pesch</text:p>
      <text:p text:style-name="P23">         <text:s/>          Their songs built on the kīrtana tradition - lilting, easy to remember tunes suited for the congregational singing of South and North Indian lyrics just as those of Bengal6</text:p>
      <text:p text:style-name="P24">                   <text:s/></text:p>
      <text:p text:style-name="P25">                    Comprising two or three melodic themes (pallavi, anupallavi and charanam), these songs continue to kindle creativity, even displays of virtuosity, among today's singers and instrumentalists.</text:p>
      <text:p text:style-name="P26">                   <text:s/></text:p>
      <text:p text:style-name="P27">                    The modern-day kutcheri concert format emerged as late as the 20th century and is still widely followed today, in spite of much debated challenges by contemporary musicians like T.M. Krishna who seeks to “remove the barriers imposed by the music” through both, his concerts and in writing.7</text:p>
      <text:p text:style-name="P28">                   <text:s/></text:p>
      <text:p text:style-name="P29">                    A performer may draw inspiration from sacred texts and epics, mythology, aphorisms, patriotic poetry, stories, customs such as festivals, and dances associated with a particular place of pilgrimage or centre of learning; and conclude with “light” songs such as lullabies and love poetry (tukkada items).8</text:p>
      <text:p text:style-name="P30">                   <text:s/></text:p>
      <text:p text:style-name="P31">                    Mangalamapalli Balamuralikrishna - one of the most revered singer-composers of Carnatic music of all times - reminded his students and listeners time and again that tradition without innovation has no meaning. “His daring efforts to tread unchartered territories in music and to look at music as a whole being larger than the mere sum of parts are also his strengths.” (The Hindu, 30 July 2015)</text:p>
      <text:p text:style-name="P32"/>
      <text:p text:style-name="P33">Here's a brief history of Carnatic music, tailored for a college project:</text:p>
      <text:p text:style-name="P34"/>
      <text:p text:style-name="P35">**Title:** Evolution of Carnatic Music: A Rich Cultural Heritage</text:p>
      <text:p text:style-name="P36"/>
      <text:p text:style-name="P37">**Introduction:**</text:p>
      <text:p text:style-name="P38">Carnatic music, one of the two main subgenres of Indian classical music (the other being Hindustani), has a storied history spanning over 2000 years. Originating in the southern part of the Indian subcontinent, it is a vibrant exemplar of the region's cultural richness.</text:p>
      <text:p text:style-name="P39"/>
      <text:p text:style-name="P40">**Ancient Period (Before 5th Century CE):**</text:p>
      <text:p text:style-name="P41"/>
      <text:p text:style-name="P42">* **Vedic Roots:** The earliest hints of Carnatic music's precursor can be found in the **Vedic Chanting** traditions, dating back to 1500 BCE.</text:p>
      <text:p text:style-name="P43">* **Sama Veda:** The Sama Veda, one of the four Vedas, is entirely dedicated to melodies, indicating the significance of music in ancient Indian culture.</text:p>
      <text:p text:style-name="P44"/>
      <text:p text:style-name="P45">**Medieval Period (5th Century - 15th Century CE):**</text:p>
      <text:p text:style-name="P46"/>
      <text:p text:style-name="P47">* **Development of Marga and Desi:** The medieval era saw the emergence of **Marga** (classical, divine) and **Desi** (regional, folk) music. Carnatic music evolved from the confluence of these two<text:s/>streams.</text:p>
      <text:p text:style-name="P48">* **Influence of Bhakti Movement:** The **Bhakti Movement** (6th - 18th centuries) emphasized devotion through music, leading to the composition of **Kirtanas** and **Padas**, foundational elements of Carnatic music.</text:p>
      <text:p text:style-name="P49"/>
      <text:p text:style-name="P50">**Vijayanagara Empire and the Emergence of Carnatic Music (14th - 16th Century CE):**</text:p>
      <text:p text:style-name="P51"/>
      <text:p text:style-name="P52">* **Royal Patronage:** The **Vijayanagara Empire** provided a fertile ground for arts, with Carnatic music flourishing under royal patronage.</text:p>
      <text:p text:style-name="P53">* **Purandara Dasa (1484-1564 CE):** Often called the "Father of Carnatic Music," Purandara Dasa systematized the teaching methods, creating the foundation for the modern Carnatic music tradition.</text:p>
      <text:p text:style-name="P54"/>
      <text:soft-page-break/>
      <text:p text:style-name="P55">**Golden Age of Carnatic Music (17th - 19th Century CE):**</text:p>
      <text:p text:style-name="P56"/>
      <text:p text:style-name="P57">* **Trinity of Carnatic Music:**</text:p>
      <text:p text:style-name="P58"><text:tab/>+<text:s/>**Thyagaraja (1767-1848 CE):** Composed thousands of **Kritis**, setting the benchmark for Carnatic music composition.</text:p>
      <text:p text:style-name="P59"><text:tab/>+ **Muthuswami Dikshitar (1775-1835 CE):** Known for his **Kritis** in Sanskrit, showcasing the genre's linguistic and philosophical depth.</text:p>
      <text:p text:style-name="P60"><text:tab/>+ **Shyama Shastri (1762-1827 CE):** Contributed significantly with his **Kritis**, emphasizing the importance of devotion.</text:p>
      <text:p text:style-name="P61">* **Development of Raga System:** This period saw the refinement of the **Raga** system, with detailed classifications and elaborations.</text:p>
      <text:p text:style-name="P62"/>
      <text:p text:style-name="P63">**Modern Era (20th Century CE onwards):**</text:p>
      <text:p text:style-name="P64"/>
      <text:p text:style-name="P65">* **Global Recognition:** Carnatic music gained international recognition, with artists like **M.S. Subbulakshmi** and **Ravi Shankar** (though primarily known for Hindustani, he also explored Carnatic) contributing to its global appeal.</text:p>
      <text:p text:style-name="P66">* **Innovations and Fusions:** Contemporary Carnatic music witnesses experiments with fusion genres, digital platforms for education, and a growing global community of practitioners.</text:p>
      <text:p text:style-name="P67"/>
      <text:p text:style-name="P68">**Conclusion:**</text:p>
      <text:p text:style-name="P69">Carnatic music's history is a testament to the dynamic interplay between tradition and innovation, spirituality and aesthetics. From its ancient Vedic roots to its modern global presence, Carnatic music remains a vibrant thread in the tapestry of Indian cultural heritage.</text:p>
      <text:p text:style-name="P70"/>
      <text:p text:style-name="P71">**Project Tips:**</text:p>
      <text:p text:style-name="P72"/>
      <text:p text:style-name="P73">* **Visual Aids:** Incorporate images of historical figures, ancient manuscripts, and instruments to enrich your presentation.</text:p>
      <text:p text:style-name="P74">* **Audio Clips:** Play snippets of Carnatic music pieces from different eras to illustrate the evolution of the genre.</text:p>
      <text:p text:style-name="P75">* **Interviews/Quotes:** Include insights from contemporary Carnatic musicians or scholars to provide a modern perspective.</text:p>
      <text:p text:style-name="P76">* **Timeline:** Create a timeline highlighting key events and figures mentioned in the brief history.</text:p>
      <text:soft-page-break/>
      <text:p text:style-name="P77">*<text:s/>**References:** Ensure to cite any sources used for research to maintain academic integrity.</text:p>
      <text:p text:style-name="P78"/>
      <text:p text:style-name="P79"/>
      <text:p text:style-name="P80"/>
      <text:p text:style-name="P81"/>
      <text:p text:style-name="P82">&lt;h1&gt; History of Carnatic music &lt;/h1&gt;</text:p>
      <text:p text:style-name="P83">                &lt;p&gt;This timeless subgenre of Indian Classical Music (The other being Hindustani) has a rich and vivid history dating as far back as the 5th century BCE&lt;/p&gt;</text:p>
      <text:p text:style-name="P84">            &lt;h3&gt;Ancient Period (Before 5th Century CE)&lt;/h3&gt;</text:p>
      <text:p text:style-name="P85">                    &lt;p&gt;Carnatic music can date back as far as upto 1500 BCE in the tradtional &lt;b&gt;&lt;i&gt;Vedic Hymns&lt;/i&gt;&lt;/b&gt; - especially in this particular subsect of the vedas called &lt;i&gt;&lt;b&gt;Sama Veda&lt;/b&gt;&lt;/i&gt;.One of the four vedas, the &lt;i&gt;Sama Veda&lt;/i&gt; is dedicated entirely to the usage of melodies contrary to the other sects which uses monotonous &lt;i&gt;mantras&lt;/i&gt; or chants. indicating the significance of the roots of carnatic music in the ancient Indian culture.&lt;/p&gt;</text:p>
      <text:p text:style-name="P86">            &lt;h3&gt;Medival Period (5-15th Century CE)&lt;/h3&gt;</text:p>
      <text:p text:style-name="P87">                    &lt;p&gt;Carnatic music in the medievial period gave rise to the emergence of &lt;i&gt;&lt;b&gt;Marga&lt;/b&gt;&lt;/i&gt;(classical/divine) and &lt;i&gt;&lt;b&gt;Desi&lt;/b&gt;&lt;/i&gt;(folk/regional) music./p&gt;</text:p>
      <text:p text:style-name="P88">                    &lt;P&gt;Furthermore, the emergence of the &lt;a href="https://books.google.ie/books?hl=en&amp;lr=&amp;id=UzUMCAAAQBAJ&amp;oi=fnd&amp;pg=PT8&amp;dq=%5BBeck,+G.+L.+(2012).+Sonic+Liturgy:+Ritual+and+Music+in+Hindu+Tradition.+University+of+South+Carolina+Press.%5D+(pp.+100-120,+on+Bhakti+movement%27s+musical+impact)&amp;ots=1u1I6dz34X&amp;sig=kfGQCC2RS-qjLmMSPxScCCKeekA&amp;redir_esc=y#v=onepage&amp;q&amp;f=false" target="_blank"&gt;Bhakti Movement (6th-18th Centuries)&lt;/a&gt; made carnatic music a means of devotion and providing respects to god. This led to the compositions of &lt;i&gt;Kirtanais&lt;/i&gt; and &lt;Padas&gt;; some of the foundational elements of carnatic music.&lt;/Padas&gt;&lt;/P&gt;</text:p>
      <text:p text:style-name="P89">            &lt;h3&gt;The Vijayanagara Empire&lt;/h3&gt;</text:p>
      <text:p text:style-name="P90">                    &lt;p&gt;The presence of the &lt;a href="http://hdl.handle.net/1893/18272" target="_blank"&gt;Vijayanagara Empire&lt;/a&gt; provided a fertile ground for the furhter development and the refining of Carnatic music.&lt;/p&gt;</text:p>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hinav Giridhar (Dundrum CFE Student)</meta:initial-creator>
    <dc:creator>Abhinav Giridhar</dc:creator>
    <meta:creation-date>2024-11-08T13:07:00Z</meta:creation-date>
    <dc:date>2024-11-17T17:26:00Z</dc:date>
    <meta:template xlink:href="Normal" xlink:type="simple"/>
    <meta:editing-cycles>2</meta:editing-cycles>
    <meta:editing-duration>PT276120S</meta:editing-duration>
    <meta:document-statistic meta:page-count="5" meta:paragraph-count="19" meta:word-count="1430" meta:character-count="9565" meta:row-count="67" meta:non-whitespace-character-count="8154"/>
  </office:meta>
</office:document-meta>
</file>